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5mm" svg:x="3.3mm" svg:y="33.2mm">
            <draw:object draw:notify-on-update-of-ranges="Hoja1.A2:Hoja1.B2 Hoja1.C2:Hoja1.F2 Hoja1.A3:Hoja1.B3 Hoja1.C3:Hoja1.F3 Hoja1.A4:Hoja1.B4 Hoja1.C4:Hoja1.F4 Hoja1.A5:Hoja1.B5 Hoja1.C5:Hoja1.F5 Hoja1.A6:Hoja1.B6 Hoja1.C6:Hoja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"/>
        <table:table-row table:style-name="ro1">
          <table:table-cell table:style-name="Default"/>
          <table:table-cell/>
          <table:table-cell table:style-name="ce3" office:value-type="string" calcext:value-type="string" table:number-columns-spanned="4" table:number-rows-spanned="1">
            <text:p>threads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distribution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1xCPU</text:p>
          </table:table-cell>
          <table:table-cell office:value-type="string" calcext:value-type="string">
            <text:p>2xCPU</text:p>
          </table:table-cell>
          <table:table-cell office:value-type="string" calcext:value-type="string">
            <text:p>4xCPU</text:p>
          </table:table-cell>
        </table:table-row>
        <table:table-row table:style-name="ro1">
          <table:table-cell office:value-type="string" calcext:value-type="string">
            <text:p>10-10-80</text:p>
          </table:table-cell>
          <table:table-cell office:value-type="string" calcext:value-type="string">
            <text:p>mutex</text:p>
          </table:table-cell>
          <table:table-cell office:value-type="float" office:value="0.089711675" calcext:value-type="float">
            <text:p>0,089711675</text:p>
          </table:table-cell>
          <table:table-cell office:value-type="float" office:value="0.277861384" calcext:value-type="float">
            <text:p>0,277861384</text:p>
          </table:table-cell>
          <table:table-cell office:value-type="float" office:value="0.299685819" calcext:value-type="float">
            <text:p>0,299685819</text:p>
          </table:table-cell>
          <table:table-cell office:value-type="float" office:value="0.308589004" calcext:value-type="float">
            <text:p>0,308589004</text:p>
          </table:table-cell>
        </table:table-row>
        <table:table-row table:style-name="ro1">
          <table:table-cell office:value-type="string" calcext:value-type="string">
            <text:p>10-10-80</text:p>
          </table:table-cell>
          <table:table-cell office:value-type="string" calcext:value-type="string">
            <text:p>rwlock</text:p>
          </table:table-cell>
          <table:table-cell office:value-type="float" office:value="0.100613653" calcext:value-type="float">
            <text:p>0,100613653</text:p>
          </table:table-cell>
          <table:table-cell office:value-type="float" office:value="0.302365934" calcext:value-type="float">
            <text:p>0,302365934</text:p>
          </table:table-cell>
          <table:table-cell office:value-type="float" office:value="0.589190196" calcext:value-type="float">
            <text:p>0,589190196</text:p>
          </table:table-cell>
          <table:table-cell office:value-type="float" office:value="0.314531834" calcext:value-type="float">
            <text:p>0,314531834</text:p>
          </table:table-cell>
        </table:table-row>
        <table:table-row table:style-name="ro1">
          <table:table-cell office:value-type="string" calcext:value-type="string">
            <text:p>.1-.1-99.8</text:p>
          </table:table-cell>
          <table:table-cell office:value-type="string" calcext:value-type="string">
            <text:p>mutex</text:p>
          </table:table-cell>
          <table:table-cell office:value-type="float" office:value="0.234016959" calcext:value-type="float">
            <text:p>0,234016959</text:p>
          </table:table-cell>
          <table:table-cell office:value-type="float" office:value="0.542572802" calcext:value-type="float">
            <text:p>0,542572802</text:p>
          </table:table-cell>
          <table:table-cell office:value-type="float" office:value="0.555947113" calcext:value-type="float">
            <text:p>0,555947113</text:p>
          </table:table-cell>
          <table:table-cell office:value-type="float" office:value="0.575015242" calcext:value-type="float">
            <text:p>0,575015242</text:p>
          </table:table-cell>
        </table:table-row>
        <table:table-row table:style-name="ro1">
          <table:table-cell office:value-type="string" calcext:value-type="string">
            <text:p>.1-.1-99.8</text:p>
          </table:table-cell>
          <table:table-cell office:value-type="string" calcext:value-type="string">
            <text:p>rwlock</text:p>
          </table:table-cell>
          <table:table-cell office:value-type="float" office:value="0.237097555" calcext:value-type="float">
            <text:p>0,237097555</text:p>
          </table:table-cell>
          <table:table-cell office:value-type="float" office:value="0.554890983" calcext:value-type="float">
            <text:p>0,554890983</text:p>
          </table:table-cell>
          <table:table-cell office:value-type="float" office:value="0.569160785" calcext:value-type="float">
            <text:p>0,569160785</text:p>
          </table:table-cell>
          <table:table-cell office:value-type="float" office:value="0.572461654" calcext:value-type="float">
            <text:p>0,572461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23:35:24.866011339</meta:creation-date>
    <dc:date>2018-12-10T00:08:43.429221027</dc:date>
    <meta:editing-duration>PT12M56S</meta:editing-duration>
    <meta:editing-cycles>2</meta:editing-cycles>
    <meta:generator>LibreOffice/6.0.6.2$Linux_X86_64 LibreOffice_project/00m0$Build-2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114cm" svg:y="3.457cm" style:legend-expansion="high" chart:style-name="ch2"/>
        <chart:plot-area chart:style-name="ch3" table:cell-range-address="Hoja1.A2:Hoja1.F6" chart:data-source-has-labels="both" svg:x="0.319cm" svg:y="0.18cm" svg:width="11.476cm" svg:height="8.646cm">
          <chartooo:coordinate-region svg:x="1.046cm" svg:y="0.38cm" svg:width="10.205cm" svg:height="7.799cm"/>
          <chart:axis chart:dimension="x" chart:name="primary-x" chart:style-name="ch4" chartooo:axis-type="auto">
            <chartooo:date-scale/>
            <chart:categories table:cell-range-address="Hoja1.C2:Hoja1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3:Hoja1.F3" chart:label-cell-address="Hoja1.A3:Hoja1.B3" chart:class="chart:line">
            <chart:data-point chart:repeated="4"/>
          </chart:series>
          <chart:series chart:style-name="ch7" chart:values-cell-range-address="Hoja1.C4:Hoja1.F4" chart:label-cell-address="Hoja1.A4:Hoja1.B4" chart:class="chart:line">
            <chart:data-point chart:repeated="4"/>
          </chart:series>
          <chart:series chart:style-name="ch8" chart:values-cell-range-address="Hoja1.C5:Hoja1.F5" chart:label-cell-address="Hoja1.A5:Hoja1.B5" chart:class="chart:line">
            <chart:data-point chart:repeated="4"/>
          </chart:series>
          <chart:series chart:style-name="ch9" chart:values-cell-range-address="Hoja1.C6:Hoja1.F6" chart:label-cell-address="Hoja1.A6:Hoja1.B6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Hoja1.C2:Hoja1.F2</svg:desc>
                </draw:g>
              </table:table-cell>
              <table:table-cell office:value-type="string">
                <text:p>1xCPU</text:p>
              </table:table-cell>
              <table:table-cell office:value-type="string">
                <text:p>2xCPU</text:p>
              </table:table-cell>
              <table:table-cell office:value-type="string">
                <text:p>4xCPU</text:p>
              </table:table-cell>
            </table:table-row>
          </table:table-header-rows>
          <table:table-rows>
            <table:table-row>
              <table:table-cell office:value-type="string">
                <text:p>10-10-80 mutex</text:p>
                <text:list>
                  <text:list-item>
                    <text:p>10-10-80</text:p>
                  </text:list-item>
                  <text:list-item>
                    <text:p>mutex</text:p>
                  </text:list-item>
                </text:list>
                <draw:g>
                  <svg:desc>Hoja1.A3:Hoja1.B3</svg:desc>
                </draw:g>
              </table:table-cell>
              <table:table-cell office:value-type="float" office:value="0.089711675">
                <text:p>0.089711675</text:p>
                <draw:g>
                  <svg:desc>Hoja1.C3:Hoja1.F3</svg:desc>
                </draw:g>
              </table:table-cell>
              <table:table-cell office:value-type="float" office:value="0.277861384">
                <text:p>0.277861384</text:p>
              </table:table-cell>
              <table:table-cell office:value-type="float" office:value="0.299685819">
                <text:p>0.299685819</text:p>
              </table:table-cell>
              <table:table-cell office:value-type="float" office:value="0.308589004">
                <text:p>0.308589004</text:p>
              </table:table-cell>
            </table:table-row>
            <table:table-row>
              <table:table-cell office:value-type="string">
                <text:p>10-10-80 rwlock</text:p>
                <text:list>
                  <text:list-item>
                    <text:p>10-10-80</text:p>
                  </text:list-item>
                  <text:list-item>
                    <text:p>rwlock</text:p>
                  </text:list-item>
                </text:list>
                <draw:g>
                  <svg:desc>Hoja1.A4:Hoja1.B4</svg:desc>
                </draw:g>
              </table:table-cell>
              <table:table-cell office:value-type="float" office:value="0.100613653">
                <text:p>0.100613653</text:p>
                <draw:g>
                  <svg:desc>Hoja1.C4:Hoja1.F4</svg:desc>
                </draw:g>
              </table:table-cell>
              <table:table-cell office:value-type="float" office:value="0.302365934">
                <text:p>0.302365934</text:p>
              </table:table-cell>
              <table:table-cell office:value-type="float" office:value="0.589190196">
                <text:p>0.589190196</text:p>
              </table:table-cell>
              <table:table-cell office:value-type="float" office:value="0.314531834">
                <text:p>0.314531834</text:p>
              </table:table-cell>
            </table:table-row>
            <table:table-row>
              <table:table-cell office:value-type="string">
                <text:p>.1-.1-99.8 mutex</text:p>
                <text:list>
                  <text:list-item>
                    <text:p>.1-.1-99.8</text:p>
                  </text:list-item>
                  <text:list-item>
                    <text:p>mutex</text:p>
                  </text:list-item>
                </text:list>
                <draw:g>
                  <svg:desc>Hoja1.A5:Hoja1.B5</svg:desc>
                </draw:g>
              </table:table-cell>
              <table:table-cell office:value-type="float" office:value="0.234016959">
                <text:p>0.234016959</text:p>
                <draw:g>
                  <svg:desc>Hoja1.C5:Hoja1.F5</svg:desc>
                </draw:g>
              </table:table-cell>
              <table:table-cell office:value-type="float" office:value="0.542572802">
                <text:p>0.542572802</text:p>
              </table:table-cell>
              <table:table-cell office:value-type="float" office:value="0.555947113">
                <text:p>0.555947113</text:p>
              </table:table-cell>
              <table:table-cell office:value-type="float" office:value="0.575015242">
                <text:p>0.575015242</text:p>
              </table:table-cell>
            </table:table-row>
            <table:table-row>
              <table:table-cell office:value-type="string">
                <text:p>.1-.1-99.8 rwlock</text:p>
                <text:list>
                  <text:list-item>
                    <text:p>.1-.1-99.8</text:p>
                  </text:list-item>
                  <text:list-item>
                    <text:p>rwlock</text:p>
                  </text:list-item>
                </text:list>
                <draw:g>
                  <svg:desc>Hoja1.A6:Hoja1.B6</svg:desc>
                </draw:g>
              </table:table-cell>
              <table:table-cell office:value-type="float" office:value="0.237097555">
                <text:p>0.237097555</text:p>
                <draw:g>
                  <svg:desc>Hoja1.C6:Hoja1.F6</svg:desc>
                </draw:g>
              </table:table-cell>
              <table:table-cell office:value-type="float" office:value="0.554890983">
                <text:p>0.554890983</text:p>
              </table:table-cell>
              <table:table-cell office:value-type="float" office:value="0.569160785">
                <text:p>0.569160785</text:p>
              </table:table-cell>
              <table:table-cell office:value-type="float" office:value="0.572461654">
                <text:p>0.572461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